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Quotations">
      <style:paragraph-properties fo:text-align="center" style:justify-single-word="false"/>
    </style:style>
    <style:style style:name="P3" style:family="paragraph" style:parent-style-name="Quotations">
      <style:paragraph-properties fo:margin-left="1.1811in" fo:margin-right="1.1811in" fo:text-align="center" style:justify-single-word="false" fo:text-indent="0in" style:auto-text-indent="false"/>
    </style:style>
    <style:style style:name="P4" style:family="paragraph" style:parent-style-name="Quotations">
      <style:paragraph-properties fo:margin-left="1.1811in" fo:margin-right="1.1811in" fo:margin-top="0in" fo:margin-bottom="0in" style:contextual-spacing="false" fo:text-align="center" style:justify-single-word="false" fo:text-indent="0in" style:auto-text-indent="false"/>
    </style:style>
    <style:style style:name="P5" style:family="paragraph" style:parent-style-name="Quotations">
      <style:paragraph-properties fo:margin-left="1.1811in" fo:margin-right="1.1811in" fo:margin-top="0in" fo:margin-bottom="0in" style:contextual-spacing="false" fo:line-height="114%" fo:text-align="center" style:justify-single-word="false" fo:text-indent="0in" style:auto-text-indent="false" style:writing-mode="lr-tb"/>
      <style:text-properties style:font-name="Arial" fo:font-size="18pt" fo:font-weight="bold"/>
    </style:style>
    <style:style style:name="P6" style:family="paragraph" style:parent-style-name="Quotations">
      <style:paragraph-properties fo:margin-left="1.1811in" fo:margin-right="1.1811in" fo:margin-top="0in" fo:margin-bottom="0in" style:contextual-spacing="false" fo:line-height="114%" fo:text-align="center" style:justify-single-word="false" fo:text-indent="0in" style:auto-text-indent="false" style:writing-mode="lr-tb"/>
      <style:text-properties style:font-name="Arial" fo:font-size="16pt"/>
    </style:style>
    <style:style style:name="P7" style:family="paragraph" style:parent-style-name="Quotations">
      <style:paragraph-properties fo:margin-left="1.1811in" fo:margin-right="1.1811in" fo:margin-top="0in" fo:margin-bottom="0in" style:contextual-spacing="false" fo:line-height="114%" fo:text-align="center" style:justify-single-word="false" fo:text-indent="0in" style:auto-text-indent="false" style:writing-mode="lr-tb"/>
      <style:text-properties style:font-name="Arial" fo:font-size="11.25pt"/>
    </style:style>
    <style:style style:name="P8" style:family="paragraph" style:parent-style-name="Quotations">
      <style:paragraph-properties fo:margin-left="1.1811in" fo:margin-right="1.1811in" fo:margin-top="0in" fo:margin-bottom="0in" style:contextual-spacing="false" fo:line-height="114%" fo:text-align="center" style:justify-single-word="false" fo:text-indent="0in" style:auto-text-indent="false" style:writing-mode="lr-tb"/>
      <style:text-properties fo:font-size="16pt"/>
    </style:style>
    <style:style style:name="P9" style:family="paragraph" style:parent-style-name="Quotations">
      <style:paragraph-properties fo:margin-left="1.1811in" fo:margin-right="1.1811in" fo:margin-top="0in" fo:margin-bottom="0in" style:contextual-spacing="false" fo:line-height="114%" fo:text-align="center" style:justify-single-word="false" fo:text-indent="0in" style:auto-text-indent="false" style:writing-mode="lr-tb"/>
    </style:style>
    <style:style style:name="P10" style:family="paragraph" style:parent-style-name="Quotations">
      <style:paragraph-properties fo:margin-left="0.7874in" fo:margin-right="0.7874in" fo:text-align="center" style:justify-single-word="false" fo:text-indent="0in" style:auto-text-indent="false"/>
    </style:style>
    <style:style style:name="T1" style:family="text">
      <style:text-properties style:font-name="Arial"/>
    </style:style>
    <style:style style:name="T2" style:family="text">
      <style:text-properties style:font-name="Arial" fo:font-size="16pt"/>
    </style:style>
    <style:style style:name="T3" style:family="text">
      <style:text-properties style:font-name="Arial" fo:font-size="11.25pt"/>
    </style:style>
    <style:style style:name="T4" style:family="text">
      <style:text-properties fo:color="#ff0000" style:text-line-through-style="none" style:text-line-through-type="none" style:font-name="Arial" style:text-underline-style="none" fo:font-weight="bold" style:text-blinking="false"/>
    </style:style>
    <style:style style:name="T5" style:family="text">
      <style:text-properties fo:color="#ff0000" style:text-line-through-style="none" style:text-line-through-type="none" style:text-underline-style="none" style:text-blinking="false"/>
    </style:style>
    <style:style style:name="T6" style:family="text">
      <style:text-properties fo:color="#ff0000" style:font-name="Arial" fo:font-size="16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RE YOU A PERSON WHO:</text:p>
      <text:p text:style-name="P3"/>
      <text:p text:style-name="P8"><text:span text:style-name="T1">A) Likes</text:span><text:span text:style-name="T5"> </text:span><text:span text:style-name="T4">robots</text:span><text:span text:style-name="T1">?</text:span></text:p>
      <text:p text:style-name="P6">and</text:p>
      <text:p text:style-name="P9"><text:span text:style-name="T2">B) Likes </text:span><text:span text:style-name="T6">space</text:span><text:span text:style-name="T2">?</text:span></text:p>
      <text:p text:style-name="P6">and</text:p>
      <text:p text:style-name="P8"><text:span text:style-name="T1">C) Wants a chance at a </text:span><text:span text:style-name="T4">$1.5 million prize</text:span><text:span text:style-name="T1">?</text:span></text:p>
      <text:p text:style-name="P3"/>
      <text:p text:style-name="P9"><text:span text:style-name="T3">RPI Rock Raiders is a team competing at NASA’s and WPI’s Sample Return Robot Challenge (</text:span><text:a xlink:type="simple" xlink:href="http://wp.wpi.edu/challenge" office:target-frame-name="_blank" xlink:show="new"><text:span text:style-name="T3">wp.wpi.edu/challenge</text:span></text:a><text:span text:style-name="T3">) and we want YOU to join us in our quest!  We need dedicated people to help design, build, and program an autonomous robot that can find and retrieve objects scattered throughout a field.</text:span></text:p>
      <text:p text:style-name="P3"/>
      <text:p text:style-name="P7">Specifically we are looking for people to work on these major components:</text:p>
      <text:p text:style-name="P7">Mobile Base (ME/EE/ECSE)</text:p>
      <text:p text:style-name="P7">Sample Storage System (ME/EE)</text:p>
      <text:p text:style-name="P7">Sample Retrieval Hardware (ME/EE/ECSE)</text:p>
      <text:p text:style-name="P7">Path Planning and Localization (SLAM) (CS)</text:p>
      <text:p text:style-name="P7">Object Detection and Identification (CS)</text:p>
      <text:p text:style-name="P7">Sample Retrieval Software (CS)</text:p>
      <text:p text:style-name="P3"/>
      <text:p text:style-name="P7">For more information, please contact:</text:p>
      <text:p text:style-name="P4"><text:line-break/><text:span text:style-name="T3">Bryant Pong: </text:span><text:a xlink:type="simple" xlink:href="mailto:pongb@rpi.edu" office:target-frame-name="_blank" xlink:show="new"><text:span text:style-name="T3">pongb@rpi.edu</text:span></text:a></text:p>
      <text:p text:style-name="P2"/>
      <text:p text:style-name="P10"/>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21:16:17.752424854</meta:creation-date>
    <dc:date>2014-10-10T21:19:51.940140334</dc:date>
    <meta:editing-duration>P0D</meta:editing-duration>
    <meta:editing-cycles>1</meta:editing-cycles>
    <meta:document-statistic meta:table-count="0" meta:image-count="0" meta:object-count="0" meta:page-count="1" meta:paragraph-count="16" meta:word-count="117" meta:character-count="736" meta:non-whitespace-character-count="633"/>
    <meta:generator>LibreOffice/4.2.6.3$Linux_X86_64 LibreOffice_project/420m0$Build-3</meta:generator>
  </office:meta>
</office:document-meta>
</file>